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8b3" officeooo:paragraph-rsid="000458b3"/>
    </style:style>
    <style:style style:name="P2" style:family="paragraph" style:parent-style-name="Standard">
      <style:text-properties fo:color="#c9211e" officeooo:rsid="00048093" officeooo:paragraph-rsid="000458b3"/>
    </style:style>
    <style:style style:name="P3" style:family="paragraph" style:parent-style-name="Standard">
      <style:text-properties fo:color="#c9211e" officeooo:rsid="000458b3" officeooo:paragraph-rsid="000458b3"/>
    </style:style>
    <style:style style:name="P4" style:family="paragraph" style:parent-style-name="Standard">
      <style:text-properties fo:color="#c9211e" officeooo:paragraph-rsid="000458b3"/>
    </style:style>
    <style:style style:name="P5" style:family="paragraph" style:parent-style-name="Standard">
      <style:text-properties style:use-window-font-color="true" officeooo:rsid="00048093" officeooo:paragraph-rsid="00048093"/>
    </style:style>
    <style:style style:name="P6" style:family="paragraph" style:parent-style-name="Standard">
      <style:text-properties officeooo:rsid="000458b3" officeooo:paragraph-rsid="000458b3"/>
    </style:style>
    <style:style style:name="P7" style:family="paragraph" style:parent-style-name="Standard">
      <style:text-properties fo:color="#c9211e" officeooo:rsid="000778dd" officeooo:paragraph-rsid="000778dd"/>
    </style:style>
    <style:style style:name="T1" style:family="text">
      <style:text-properties officeooo:rsid="00042c96"/>
    </style:style>
    <style:style style:name="T2" style:family="text">
      <style:text-properties officeooo:rsid="00045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get </text:span>/<text:span text:style-name="T1">mainpage</text:span></text:p>
      <text:p text:style-name="Standard"/>
      <text:p text:style-name="Standard"><text:span text:style-name="T2">get </text:span>/<text:span text:style-name="T1">user</text:span></text:p>
      <text:p text:style-name="P1">post /user</text:p>
      <text:p text:style-name="P1">delete /user</text:p>
      <text:p text:style-name="P1"/>
      <text:p text:style-name="P1">get /userpage</text:p>
      <text:p text:style-name="Standard"/>
      <text:p text:style-name="P1">get /posts</text:p>
      <text:p text:style-name="P1">post /posts</text:p>
      <text:p text:style-name="P1">delete /posts</text:p>
      <text:p text:style-name="P1"/>
      <text:p text:style-name="P7">put /posts</text:p>
      <text:p text:style-name="Standard"/>
      <text:p text:style-name="P1">put /grade</text:p>
      <text:p text:style-name="P2"/>
      <text:p text:style-name="P5">post /comments</text:p>
      <text:p text:style-name="P5">delete /comments</text:p>
      <text:p text:style-name="P3"/>
      <text:p text:style-name="P4"><text:span text:style-name="T2">get </text:span>/<text:span text:style-name="T1">login</text:span></text:p>
      <text:p text:style-name="P3">get /<text:span text:style-name="T1">logo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7:33:54.599922504</meta:creation-date>
    <dc:date>2021-12-09T17:36:52.042728579</dc:date>
    <meta:editing-duration>PT6H52M2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8" meta:character-count="162" meta:non-whitespace-character-count="148"/>
  </office:meta>
</office:document-meta>
</file>